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Lady Gaga</text:p>
      <text:p text:style-name="P11">company_address = </text:p>
      <text:p text:style-name="P11">company_zip = </text:p>
      <text:p text:style-name="P11">company_town = </text:p>
      <text:p text:style-name="P11">company_country = France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0</text:p>
      <text:p text:style-name="P11">company_juridicalstatus = </text:p>
      <text:p text:style-name="P11">company_idprof1 = 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2</text:span></text:p>
      <text:p text:style-name="P12"><text:span text:style-name="T1">object</text:span>_<text:span text:style-name="T1">ref</text:span> = <text:span text:style-name="T2">(PROV2)</text:span></text:p>
      <text:p text:style-name="P13">object_source_invoice_ref = </text:p>
      <text:p text:style-name="P12"><text:span text:style-name="T1">object</text:span>_<text:span text:style-name="T1">ref_customer</text:span> = <text:span text:style-name="T2"/></text:p>
      <text:p text:style-name="P14"><text:span text:style-name="T1">object</text:span>_<text:span text:style-name="T1">ref_supplier</text:span> = <text:span text:style-name="T2"/></text:p>
      <text:p text:style-name="P12"><text:span text:style-name="T1">object</text:span>_<text:span text:style-name="T1">date</text:span> = <text:span text:style-name="T2">22/10/2011</text:span></text:p>
      <text:p text:style-name="P13">object_date_limit = 22/10/2011 00:00 </text:p>
      <text:p text:style-name="P15"><text:span text:style-name="T1">object</text:span>_<text:span text:style-name="T1">date_creation</text:span> = <text:span text:style-name="T3">22/10/2011</text:span></text:p>
      <text:p text:style-name="P12"><text:span text:style-name="T1">object</text:span>_<text:span text:style-name="T1">date_validation</text:span> = <text:span text:style-name="T3"/></text:p>
      <text:p text:style-name="P12"><text:span text:style-name="T1">object</text:span>_<text:span text:style-name="T1">total_ht</text:span> = <text:span text:style-name="T3">1 000,00</text:span></text:p>
      <text:p text:style-name="P12"><text:span text:style-name="T1">object</text:span>_<text:span text:style-name="T1">total_vat</text:span> = <text:span text:style-name="T3">196,00</text:span></text:p>
      <text:p text:style-name="P12"><text:span text:style-name="T1">object</text:span>_<text:span text:style-name="T1">total_ttc</text:span> = <text:span text:style-name="T3">1 196,00</text:span></text:p>
      <text:p text:style-name="P12"><text:span text:style-name="T1">object</text:span>_<text:span text:style-name="T1">vatrate</text:span> = <text:span text:style-name="T3">0</text:span></text:p>
      <text:p text:style-name="P13">object_payment_mode = -</text:p>
      <text:p text:style-name="P13">object_payment_term = A réception</text:p>
      <text:p text:style-name="P12"><text:span text:style-name="T1">object</text:span>_<text:span text:style-name="T1">note_private</text:span> = <text:span text:style-name="T3"/></text:p>
      <text:p text:style-name="P12"><text:span text:style-name="T1">object</text:span>_<text:span text:style-name="T1">note</text:span> = <text:span text:style-name="T3"/></text:p>
      <text:p text:style-name="P16">object_already_payed = 0,00</text:p>
      <text:p text:style-name="P16">object_remain_to_pay = 1&amp;nbsp;196,00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7">__Description__</text:p>
            </table:table-cell>
            <table:table-cell table:style-name="Tableau1.A1" office:value-type="string">
              <text:p text:style-name="P37">__VatRate__</text:p>
            </table:table-cell>
            <table:table-cell table:style-name="Tableau1.A1" office:value-type="string">
              <text:p text:style-name="P36">__<text:span text:style-name="T4">UP__</text:span></text:p>
            </table:table-cell>
            <table:table-cell table:style-name="Tableau1.A1" office:value-type="string">
              <text:p text:style-name="P36">__<text:span text:style-name="T4">Qty__</text:span></text:p>
            </table:table-cell>
            <table:table-cell table:style-name="Tableau1.A1" office:value-type="string">
              <text:p text:style-name="P36">__<text:span text:style-name="T4">Discount__</text:span></text:p>
            </table:table-cell>
            <table:table-cell table:style-name="Tableau1.F1" office:value-type="string">
              <text:p text:style-name="P36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8"><text:span text:style-name="T6"/><text:span text:style-name="T8">IntSpec</text:span></text:p>
          </table:table-cell>
          <table:table-cell table:style-name="Tableau1.A2" office:value-type="string">
            <text:p text:style-name="P39">19,6%</text:p>
          </table:table-cell>
          <table:table-cell table:style-name="Tableau1.A2" office:value-type="string">
            <text:p text:style-name="P39">0,00</text:p>
          </table:table-cell>
          <table:table-cell table:style-name="Tableau1.A2" office:value-type="string">
            <text:p text:style-name="P39">10</text:p>
          </table:table-cell>
          <table:table-cell table:style-name="Tableau1.A2" office:value-type="string">
            <text:p text:style-name="P40"/>
          </table:table-cell>
          <table:table-cell table:style-name="Tableau1.F2" office:value-type="string">
            <text:p text:style-name="P41">0,00</text:p>
            <text:p text:style-name="P42"/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